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8dc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DIVERGIFY — BRAND, LANGUAGE, AND PRODUCT SPECS</text:p>
      <text:p text:style-name="Standard"/>
      <text:p text:style-name="Standard">## 1) Brand Foundations</text:p>
      <text:p text:style-name="Standard">- Name: Divergify</text:p>
      <text:p text:style-name="Standard">- Tagline: For brains that zig when the world zags.</text:p>
      <text:p text:style-name="Standard">- Mission: Build tools, systems, and language that turn chaos into momentum for neurodivergent minds.</text:p>
      <text:p text:style-name="Standard">- Crusade: Psychology-led design. Identity, belonging, dopamine, survival. Heart-first, not greed-first.</text:p>
      <text:p text:style-name="Standard">- Voice: Smart, witty, compassionate. No shame language. Straight to the point. </text:p>
      <text:p text:style-name="Standard">- Values: Privacy, autonomy, dignity, momentum, sustainability.</text:p>
      <text:p text:style-name="Standard"/>
      <text:p text:style-name="Standard">## 2) Visual Identity</text:p>
      <text:p text:style-name="Standard">- Primary Colors:</text:p>
      <text:p text:style-name="Standard"><text:s text:c="2"/>- Neon Green: #00FF9D</text:p>
      <text:p text:style-name="Standard"><text:s text:c="2"/>- Electric Blue: #3EC5FF</text:p>
      <text:p text:style-name="Standard"><text:s text:c="2"/>- Onyx: #0B0F12</text:p>
      <text:p text:style-name="Standard"><text:s text:c="2"/>- White: #FFFFFF</text:p>
      <text:p text:style-name="Standard">- Typography (web/app): Inter / Poppins / Nunito (system-safe fallback: Helvetica/Arial).</text:p>
      <text:p text:style-name="Standard">- Logo: Use Jess’s real PNGs:</text:p>
      <text:p text:style-name="Standard"><text:s text:c="2"/>- /web/public/assets/divergify_logo_transparent_5000.png</text:p>
      <text:p text:style-name="Standard"><text:s text:c="2"/>- /web/public/assets/divergify_logo_green_5000.png</text:p>
      <text:p text:style-name="Standard">- Favicon: Derive from the transparent PNG (resize to 64×64 or 512×512 and link /favicon.png).</text:p>
      <text:p text:style-name="Standard"/>
      <text:p text:style-name="Standard">## 3) Brand One-liners &amp; CTAs</text:p>
      <text:p text:style-name="Standard">- “Managing mental traffic jams. Dodging <text:span text:style-name="T1">shiny objects</text:span>. Rerouting creative genius.”</text:p>
      <text:p text:style-name="Standard">- “Tiny wins. Real momentum.”</text:p>
      <text:p text:style-name="Standard">- CTAs: Join the list · Try Sidekick · Read Divergipedia · Support on Ko-Fi.</text:p>
      <text:p text:style-name="Standard"/>
      <text:p text:style-name="Standard">## 4) Tone Examples (Do/Don’t)</text:p>
      <text:p text:style-name="Standard">- Do: “<text:span text:style-name="T1">Automate everything. </text:span>Let’s make this absurdly easy to start.”</text:p>
      <text:p text:style-name="Standard">- Don’t: “Just stay disciplined.” (shamey, dismissive)</text:p>
      <text:p text:style-name="Standard"/>
      <text:p text:style-name="Standard">## 5) Social Bio (starter)</text:p>
      <text:p text:style-name="Standard">Divergify • Tools for neurospicy minds. ADHD/autism/C-PTSD friendly. Tiny wins → real momentum. Tin Foil Hat Mode privacy. ☕ ko-fi.com/divergify</text:p>
      <text:p text:style-name="Standard"/>
      <text:p text:style-name="Standard">## 6) Divergipedia (100 terms)</text:p>
      <text:p text:style-name="Standard">1. Tin Foil Hat Mode — Privacy-first setting. Logs less, syncs less, talks less.</text:p>
      <text:p text:style-name="Standard">2. Chaos Control — Dashboard for dopamine, deadlines, and detours.</text:p>
      <text:p text:style-name="Standard">3. Taskache — When a “simple task” multiplies into a hydra. We decapitate it into baby steps.</text:p>
      <text:p text:style-name="Standard">4. Focus Bubble — Temporary distraction shield: pings and shinies benched.</text:p>
      <text:p text:style-name="Standard">5. Beat Your Baseline — Daily streak: tiny wins → bigger dopamine rewards.</text:p>
      <text:p text:style-name="Standard">6. Attention Altitude — 30,000-ft view of day, energy, and priorities.</text:p>
      <text:p text:style-name="Standard">7. Dopamine Breadcrumbs — Small enticing steps that make the next action obvious.</text:p>
      <text:p text:style-name="Standard">8. Switch Cost — The brain tax of jumping tasks; Sidekick asks if the switch is worth it.</text:p>
      <text:p text:style-name="Standard">9. Procrastiplanning — Planning as a way to avoid doing. We cap it and push one micro-move.</text:p>
      <text:p text:style-name="Standard">10. Shiny Object Siren — New idea that pulls you off course; Sidekick bookmarks it safely.</text:p>
      <text:p text:style-name="Standard">11. Done Zone — A tiny block of time (5–15 min) designed to guarantee a quick win.</text:p>
      <text:p text:style-name="Standard">12. Context Cliff — Losing the thread after an interruption; Sidekick leaves markers.</text:p>
      <text:p text:style-name="Standard"><text:soft-page-break/>13. Brain Battery — Subjective energy gauge; powers nudges and schedule.</text:p>
      <text:p text:style-name="Standard">14. Sensory Overload Valve — Fast reset actions to lower noise and load.</text:p>
      <text:p text:style-name="Standard">15. Deadline Dopamine — Time pressure used safely to boost initiation.</text:p>
      <text:p text:style-name="Standard">16. Streak Freeze — One-time skip token to protect long streaks from life chaos.</text:p>
      <text:p text:style-name="Standard">17. Body Double Ping — Gentle prompt to start while someone “sits” with you virtually.</text:p>
      <text:p text:style-name="Standard">18. Task Tetris — Repacking tasks to fit available energy and time.</text:p>
      <text:p text:style-name="Standard">19. Focus Campfire — Short, cozy session with limited scope and visible progress.</text:p>
      <text:p text:style-name="Standard">20. Micro-Momentum — Momentum earned from finishing tiny atomic actions.</text:p>
      <text:p text:style-name="Standard">21. Cognitive Drag — The sludge that makes starting hard; we reduce it via setup macros.</text:p>
      <text:p text:style-name="Standard">22. Setup Macro — One-click preparation steps for recurring tasks.</text:p>
      <text:p text:style-name="Standard">23. Decision Diet — Limit choices; pre-commit defaults.</text:p>
      <text:p text:style-name="Standard">24. Ritual Ramp — Predictable pre-focus routine to reduce friction.</text:p>
      <text:p text:style-name="Standard">25. Context Passport — A note bundle that lets you re-enter a task without reloading the brain.</text:p>
      <text:p text:style-name="Standard">26. Nursery for Ideas — Queue where shiny ideas wait without hijacking today.</text:p>
      <text:p text:style-name="Standard">27. Noise Budget — Intentional cap on notifications and inputs per block.</text:p>
      <text:p text:style-name="Standard">28. Tab Amnesty — End-of-day snapshot + archive; no shame closing tabs.</text:p>
      <text:p text:style-name="Standard">29. Failure-Safe — The smallest version that still counts as done.</text:p>
      <text:p text:style-name="Standard">30. Focus Debt — Time owed after fragmentation; repaid with longer bubbles.</text:p>
      <text:p text:style-name="Standard">31. Anchor Task — The one task that stabilizes the day if all else fails.</text:p>
      <text:p text:style-name="Standard">32. Spoon Ledger — Energy accounting for low-spoon days.</text:p>
      <text:p text:style-name="Standard">33. Edge Days — Days spent at the limits; plans switch to elastic mode.</text:p>
      <text:p text:style-name="Standard">34. Elastic Plan — Stretchy plan with optional steps that expand/contract.</text:p>
      <text:p text:style-name="Standard">35. Scope Creep Net — Alerts when tasks secretly grow; prompts to rescope.</text:p>
      <text:p text:style-name="Standard">36. Checkpoint Cheer — Micro-celebration at key intervals to reinforce progress.</text:p>
      <text:p text:style-name="Standard">37. Window of Maybe — Short window to try an avoided task without commitment.</text:p>
      <text:p text:style-name="Standard">38. Parking Lot — Place to dump unrelated thoughts safely.</text:p>
      <text:p text:style-name="Standard">39. Drag-and-Drop Day — Rearrange blocks visually until it “clicks”.</text:p>
      <text:p text:style-name="Standard">40. Compassion Mode — Language that removes shame; metrics emphasize learning.</text:p>
      <text:p text:style-name="Standard">41. Sensory Sanctuary — Preset that tunes sound/light/inputs for work.</text:p>
      <text:p text:style-name="Standard">42. Time-Blindness Beacon — Visible timers and progress bars everywhere.</text:p>
      <text:p text:style-name="Standard">43. Hyperfocus Harness — Start/stop guardrails for deep dives.</text:p>
      <text:p text:style-name="Standard">44. Interrupt Insurance — Auto-save context when interrupted.</text:p>
      <text:p text:style-name="Standard">45. Pom-Flex — Flexible pomodoro (15–35 work / 3–10 rest) based on energy.</text:p>
      <text:p text:style-name="Standard">46. Mini-Missions — Tiny quests with clear end states.</text:p>
      <text:p text:style-name="Standard">47. First Domino — The one action that triggers motion on a stuck task.</text:p>
      <text:p text:style-name="Standard">48. Friction Hunt — Identify what’s heavy and remove a single blocker.</text:p>
      <text:p text:style-name="Standard">49. Two-Tabs Rule — Active work tabs capped at two during focus bubbles.</text:p>
      <text:p text:style-name="Standard">50. Quiet Queue — Muted notifications with scheduled catch-ups.</text:p>
      <text:p text:style-name="Standard">51. Reset Ritual — Step-by-step recovery after derailment.</text:p>
      <text:p text:style-name="Standard">52. Glitch Log — Non-judgy log of what broke + one fix.</text:p>
      <text:p text:style-name="Standard">53. Comfort Quest — One gentle task when motivation is near zero.</text:p>
      <text:p text:style-name="Standard">54. Nervous System Note — Track body cues to time focus windows.</text:p>
      <text:p text:style-name="Standard">55. Sprint &amp; Sink — Short surge followed by deliberate decompression.</text:p>
      <text:p text:style-name="Standard">56. Dopamine Pantry — List of healthy rewards ready to grab.</text:p>
      <text:p text:style-name="Standard">57. Micro-Mastery — Get just good enough to start; perfect later.</text:p>
      <text:p text:style-name="Standard">58. Stall Detector — Detects looping behaviors; suggests a smaller entry.</text:p>
      <text:p text:style-name="Standard">59. Energy Forecast — Predicts best hours for creative vs. admin.</text:p>
      <text:p text:style-name="Standard">60. Boredom Alarm — Cues variety before the brain rebels.</text:p>
      <text:p text:style-name="Standard">61. Switch-Consent Check — Asks “why now?” before abandoning task.</text:p>
      <text:p text:style-name="Standard"><text:soft-page-break/>62. Rule of Return — Always leave a next action note before pausing.</text:p>
      <text:p text:style-name="Standard">63. Context Cache — Autosaves key facts for later retrieval.</text:p>
      <text:p text:style-name="Standard">64. Guilt Off-Ramp — Script to end unhelpful self-talk quickly.</text:p>
      <text:p text:style-name="Standard">65. Kind Deadline — Negotiable deadlines that still move work forward.</text:p>
      <text:p text:style-name="Standard">66. Hard Stop Halo — Ending buffer to prevent spillover stress.</text:p>
      <text:p text:style-name="Standard">67. Task Ladder — Rungs from “absurdly easy” to “full task”; climb as able.</text:p>
      <text:p text:style-name="Standard">68. Safety Confetti — Celebration text that avoids overwhelm and noise.</text:p>
      <text:p text:style-name="Standard">69. Phone Faraday — Modes that cut doom loops while keeping essentials.</text:p>
      <text:p text:style-name="Standard">70. Flow Seeds — Micro-setup: music, lighting, note — to trigger immersion.</text:p>
      <text:p text:style-name="Standard">71. AM Rehearsal — Quick morning mental run-through to reduce surprises.</text:p>
      <text:p text:style-name="Standard">72. Night Glide — Gentle wind-down that protects tomorrow’s energy.</text:p>
      <text:p text:style-name="Standard">73. Admin Alley — Small daily window for forms, email, bills.</text:p>
      <text:p text:style-name="Standard">74. Snackable Start — Start with 60-second actions to puncture dread.</text:p>
      <text:p text:style-name="Standard">75. Friendly Friction — Just enough commitment to start (timer, buddy).</text:p>
      <text:p text:style-name="Standard">76. One-Screen Rule — One active screen during focus.</text:p>
      <text:p text:style-name="Standard">77. Nudge Tone — Choose funny / firm / soothing.</text:p>
      <text:p text:style-name="Standard">78. Win Archive — Gallery of completions for motivation.</text:p>
      <text:p text:style-name="Standard">79. Edge Detector — Spots perfectionism spikes; proposes “good enough.”</text:p>
      <text:p text:style-name="Standard">80. Scope Snapshot — Before/after view to see actual progress.</text:p>
      <text:p text:style-name="Standard">81. Task DNA — Break down the real parts so future work is faster.</text:p>
      <text:p text:style-name="Standard">82. Ghost Tasks — Name invisible emotional tasks to shrink them.</text:p>
      <text:p text:style-name="Standard">83. Recovery Slots — Auto white space after heavy social/brain loads.</text:p>
      <text:p text:style-name="Standard">84. Auto-Triage — Sort incoming tasks into Now / Next / Nursery.</text:p>
      <text:p text:style-name="Standard">85. Role-Swap — Kickstart by helping someone else first.</text:p>
      <text:p text:style-name="Standard">86. Gentle Gate — Say no without the guilt script.</text:p>
      <text:p text:style-name="Standard">87. Decaf Dopamine — Low-stim rewards that don’t hijack the day.</text:p>
      <text:p text:style-name="Standard">88. Body Budget — Balance sensory, social, cognitive spend.</text:p>
      <text:p text:style-name="Standard">89. Context Currency — Trade time for clarity; prep once, save hours later.</text:p>
      <text:p text:style-name="Standard">90. Compassion Stopwatch — Time shame spirals; reduce the trend.</text:p>
      <text:p text:style-name="Standard">91. Interruptible Work — Keep a list of safe-to-interrupt tasks.</text:p>
      <text:p text:style-name="Standard">92. Offline Oasis — Pre-download work to be screen-optional.</text:p>
      <text:p text:style-name="Standard">93. Bias Bouncer — Check catastrophic thinking with data.</text:p>
      <text:p text:style-name="Standard">94. Anchor Music — Playlist that says “it’s time” to the nervous system.</text:p>
      <text:p text:style-name="Standard">95. Micro-Review — 2-minute “still on track?” checks.</text:p>
      <text:p text:style-name="Standard">96. Fresh Start Slot — Where you restart if the day derailed.</text:p>
      <text:p text:style-name="Standard">97. Sandwich Tasks — Hard task between two gentle ones.</text:p>
      <text:p text:style-name="Standard">98. Micro-handoff — Leave future-you one ultra-specific instruction.</text:p>
      <text:p text:style-name="Standard">99. Open Loop Ledger — List of little nags until they’re closed.</text:p>
      <text:p text:style-name="Standard">100. Almost There Alert — Detects when you’re 80% done; gives the push.</text:p>
      <text:p text:style-name="Standard"/>
      <text:p text:style-name="Standard">## 7) Sidekick MVP — Product Spec (v0)</text:p>
      <text:p text:style-name="Standard">Core promise: tiny wins → streak → dopamine rewards → momentum.</text:p>
      <text:p text:style-name="Standard"/>
      <text:p text:style-name="Standard">Screens:</text:p>
      <text:p text:style-name="Standard">- Today: brain battery (1–5), anchor task, 3 micro-actions, timer, “Did you just switch?” nudge.</text:p>
      <text:p text:style-name="Standard">- Tasks: simple list with “Task DNA” (breakdowns).</text:p>
      <text:p text:style-name="Standard">- Nursery: safe place for shiny ideas with quick tag (Later / Maybe / Parking Lot).</text:p>
      <text:p text:style-name="Standard">- Wins: streak count, “Beat Your Baseline” meter, reward animations.</text:p>
      <text:p text:style-name="Standard"/>
      <text:p text:style-name="Standard"><text:soft-page-break/>Data model (local-first):</text:p>
      <text:p text:style-name="Standard">- settings: { tinFoilHat:boolean, nudgeTone:'funny'|'firm'|'soothing' }</text:p>
      <text:p text:style-name="Standard">- energy: { value:1..5, timestamp }</text:p>
      <text:p text:style-name="Standard">- tasks: [{ id, title, status:'todo'|'done', dna:[string], createdAt }]</text:p>
      <text:p text:style-name="Standard">- ideas: [{ id, text, tag:'Later'|'Maybe'|'Parking', createdAt }]</text:p>
      <text:p text:style-name="Standard">- streak: { count:number, lastDate:ISO, freezeTokens:number }</text:p>
      <text:p text:style-name="Standard"/>
      <text:p text:style-name="Standard">Dopamine rewards:</text:p>
      <text:p text:style-name="Standard">- escalating feedback for daily completions. </text:p>
      <text:p text:style-name="Standard">- Rule: don’t reuse the same celebratory phrase within 72 hours. </text:p>
      <text:p text:style-name="Standard">- Reset daily. Optional per user (toggle in settings).</text:p>
      <text:p text:style-name="Standard"/>
      <text:p text:style-name="Standard">Privacy:</text:p>
      <text:p text:style-name="Standard">- Tin Foil Hat Mode: local storage only, no analytics, no network calls.</text:p>
      <text:p text:style-name="Standard"/>
      <text:p text:style-name="Standard">Nudges:</text:p>
      <text:p text:style-name="Standard">- “Switch-Consent Check: Are you switching because it’s right or because it’s shiny?”</text:p>
      <text:p text:style-name="Standard">- “Failure-Safe: what’s the smallest version that still counts as done?”</text:p>
      <text:p text:style-name="Standard"/>
      <text:p text:style-name="Standard">Roadmap next:</text:p>
      <text:p text:style-name="Standard">- Local notifications (gentle).</text:p>
      <text:p text:style-name="Standard">- Streak Freeze token logic (1 token per 7-day streak).</text:p>
      <text:p text:style-name="Standard">- Basic export/import (JSON).</text:p>
      <text:p text:style-name="Standard"/>
      <text:p text:style-name="Standard">## 8) Voices (choose in settings)</text:p>
      <text:p text:style-name="Standard">- Funny (default): playful roast + compassion. </text:p>
      <text:p text:style-name="Standard">- Firm: short, direct, military-clean.</text:p>
      <text:p text:style-name="Standard">- Soothing: gentle, validating, body-aware cues.</text:p>
      <text:p text:style-name="Standard"/>
      <text:p text:style-name="Standard">## 9) Merch Concepts (5)</text:p>
      <text:p text:style-name="Standard">- “Brains that Zig” typographic arc.</text:p>
      <text:p text:style-name="Standard">- “Beat Your Baseline” progress bar.</text:p>
      <text:p text:style-name="Standard">- “Tin Foil Hat Mode” with tongue-in-cheek badge.</text:p>
      <text:p text:style-name="Standard">- “Taskache Killer” hydra → baby steps icons.</text:p>
      <text:p text:style-name="Standard">- “Focus Bubble” minimal bubble outline, tiny distractions bouncing off.</text:p>
      <text:p text:style-name="Standard"/>
      <text:p text:style-name="Standard">## 10) Current Status (snapshot)</text:p>
      <text:p text:style-name="Standard">- Landing page template ready (HTML + Netlify files).</text:p>
      <text:p text:style-name="Standard">- Divergipedia ready (100 entries).</text:p>
      <text:p text:style-name="Standard">- Expo sidekick skeleton (tasks list) ready to expand.</text:p>
      <text:p text:style-name="Standard">- Branding defined; real logo PNGs to be used (no placeholder SVGs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4T18:00:50.579671373</meta:creation-date>
    <dc:date>2025-10-27T14:21:42.173214532</dc:date>
    <meta:editing-duration>PT47M47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4" meta:paragraph-count="170" meta:word-count="1574" meta:character-count="10342" meta:non-whitespace-character-count="8823"/>
  </office:meta>
</office:document-meta>
</file>